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eight_5f_transport_5f_EUROSTAT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eight_transport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eight_5f_transport_5f_EUROSTAT_5f_2013.csv" style:display-name="PageStyle_D_Environment_Modal_Split_of_freight_transport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